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12C000000E101155CC4FA4ED1FB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0.163cm" svg:y="0.252cm">
          <draw:image xlink:href="Pictures/10000000000012C000000E101155CC4FA4ED1FBA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0.962cm" svg:x="4.06cm" svg:y="10.734cm">
          <draw:text-box>
            <text:p text:style-name="P2">a</text:p>
          </draw:text-box>
        </draw:frame>
        <draw:frame draw:style-name="gr3" draw:text-style-name="P3" draw:layer="layout" svg:width="1.25cm" svg:height="1.673cm" svg:x="9.76cm" svg:y="10.834cm">
          <draw:text-box>
            <text:p text:style-name="P2">ab</text:p>
          </draw:text-box>
        </draw:frame>
        <draw:frame draw:style-name="gr2" draw:text-style-name="P3" draw:layer="layout" svg:width="1.5cm" svg:height="0.962cm" svg:x="6.66cm" svg:y="0.034cm">
          <draw:text-box>
            <text:p text:style-name="P2">c</text:p>
          </draw:text-box>
        </draw:frame>
        <draw:frame draw:style-name="gr2" draw:text-style-name="P3" draw:layer="layout" svg:width="1.34cm" svg:height="0.962cm" svg:x="18.26cm" svg:y="1.334cm">
          <draw:text-box>
            <text:p text:style-name="P2">bc</text:p>
          </draw:text-box>
        </draw:frame>
        <draw:frame draw:style-name="gr2" draw:text-style-name="P3" draw:layer="layout" svg:width="1.75cm" svg:height="0.962cm" svg:x="12.3cm" svg:y="5.188cm">
          <draw:text-box>
            <text:p text:style-name="P2">ab</text:p>
          </draw:text-box>
        </draw:frame>
        <draw:frame draw:style-name="gr4" draw:text-style-name="P3" draw:layer="layout" svg:width="2cm" svg:height="2.384cm" svg:x="14.96cm" svg:y="9.634cm">
          <draw:text-box>
            <text:p text:style-name="P2">abc</text:p>
          </draw:text-box>
        </draw:frame>
        <draw:frame draw:style-name="gr2" draw:text-style-name="P3" draw:layer="layout" svg:width="2cm" svg:height="0.962cm" svg:x="5.06cm" svg:y="3.934cm">
          <draw:text-box>
            <text:p text:style-name="P2">abc</text:p>
          </draw:text-box>
        </draw:frame>
        <draw:frame draw:style-name="gr2" draw:text-style-name="P3" draw:layer="layout" svg:width="2cm" svg:height="0.962cm" svg:x="10.86cm" svg:y="3.034cm">
          <draw:text-box>
            <text:p text:style-name="P2">abc</text:p>
          </draw:text-box>
        </draw:frame>
        <draw:frame draw:style-name="gr2" draw:text-style-name="P3" draw:layer="layout" svg:width="2cm" svg:height="0.962cm" svg:x="16.46cm" svg:y="1.834cm">
          <draw:text-box>
            <text:p text:style-name="P2">abc</text:p>
          </draw:text-box>
        </draw:frame>
        <draw:frame draw:style-name="gr2" draw:text-style-name="P3" draw:layer="layout" svg:width="2cm" svg:height="0.962cm" svg:x="13.66cm" svg:y="8.334cm">
          <draw:text-box>
            <text:p text:style-name="P2">abc</text:p>
          </draw:text-box>
        </draw:frame>
        <draw:frame draw:style-name="gr2" draw:text-style-name="P3" draw:layer="layout" svg:width="2cm" svg:height="0.962cm" svg:x="7.96cm" svg:y="9.034cm">
          <draw:text-box>
            <text:p text:style-name="P2">abc</text:p>
          </draw:text-box>
        </draw:frame>
        <draw:frame draw:style-name="gr2" draw:text-style-name="P3" draw:layer="layout" svg:width="2cm" svg:height="0.962cm" svg:x="2.16cm" svg:y="10.734cm">
          <draw:text-box>
            <text:p text:style-name="P2">abc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2T17:51:43.733549028</dc:date>
    <meta:editing-duration>PT7H4M19S</meta:editing-duration>
    <meta:editing-cycles>4</meta:editing-cycles>
    <meta:generator>LibreOffice/7.5.4.2$Linux_X86_64 LibreOffice_project/50$Build-2</meta:generator>
    <meta:document-statistic meta:object-count="13"/>
  </office:meta>
</office:document-meta>
</file>